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fr" style:country-asian="FR" style:language-complex="ar" style:country-complex="SA"/>
    </style:style>
    <style:style style:name="T3" style:parent-style-name="DefaultParagraphFont" style:family="text">
      <style:text-properties fo:font-size="18pt" style:font-size-asian="18pt" style:font-size-complex="18pt"/>
    </style:style>
    <style:style style:name="T4" style:parent-style-name="DefaultParagraphFont" style:family="text">
      <style:text-properties fo:font-size="18pt" style:font-size-asian="18pt" style:font-size-complex="18pt"/>
    </style:style>
    <style:style style:name="T5" style:parent-style-name="DefaultParagraphFont" style:family="text">
      <style:text-properties fo:font-size="24pt" style:font-size-asian="24pt" style:font-size-complex="24pt"/>
    </style:style>
    <style:style style:name="T6" style:parent-style-name="DefaultParagraphFont" style:family="text">
      <style:text-properties fo:font-size="24pt" style:font-size-asian="24pt" style:font-size-complex="24pt"/>
    </style:style>
    <style:style style:name="T7" style:parent-style-name="DefaultParagraphFont" style:family="text">
      <style:text-properties fo:font-size="22pt" style:font-size-asian="22pt" style:font-size-complex="22pt"/>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text-properties fo:font-weight="bold" style:font-weight-asian="bold" fo:font-size="16pt" style:font-size-asian="16pt" style:font-size-complex="16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text-properties fo:font-size="13pt" style:font-size-asian="13pt" style:font-size-complex="13pt"/>
    </style:style>
    <style:style style:name="P14" style:parent-style-name="Standard" style:family="paragraph">
      <style:text-properties fo:font-size="13pt" style:font-size-asian="13pt" style:font-size-complex="13pt"/>
    </style:style>
    <style:style style:name="P15" style:parent-style-name="Standard" style:family="paragraph">
      <style:text-properties fo:font-size="13pt" style:font-size-asian="13pt" style:font-size-complex="13pt"/>
    </style:style>
    <style:style style:name="P16" style:parent-style-name="Standard" style:family="paragraph">
      <style:text-properties fo:font-size="13pt" style:font-size-asian="13pt" style:font-size-complex="13pt"/>
    </style:style>
    <style:style style:name="P17" style:parent-style-name="Standard" style:family="paragraph">
      <style:text-properties fo:font-size="13pt" style:font-size-asian="13pt" style:font-size-complex="13pt"/>
    </style:style>
    <style:style style:name="P18" style:parent-style-name="Standard" style:family="paragraph">
      <style:text-properties fo:font-weight="bold" style:font-weight-asian="bold" fo:font-size="16pt" style:font-size-asian="16pt" style:font-size-complex="16pt"/>
    </style:style>
    <style:style style:name="P19" style:parent-style-name="Standard" style:family="paragraph">
      <style:text-properties fo:font-weight="bold" style:font-weight-asian="bold" fo:font-size="16pt" style:font-size-asian="16pt" style:font-size-complex="16pt"/>
    </style:style>
    <style:style style:name="P20" style:parent-style-name="Standard" style:family="paragraph">
      <style:text-properties fo:font-weight="bold" style:font-weight-asian="bold"/>
    </style:style>
    <style:style style:family="graphic" style:name="a1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0"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3"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3"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4"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5"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6"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8"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9"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0"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1"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office:automatic-styles>
  <office:body>
    <office:text text:use-soft-page-breaks="true">
      <text:p text:style-name="P1"><text:span text:style-name="T2"><draw:g draw:z-index="251658240" draw:name="Group 1" draw:id="id14" draw:style-name="a14" text:anchor-type="paragraph"><svg:title/><svg:desc/><draw:frame draw:id="id0" draw:style-name="a0" draw:name="Text Box 2" svg:x="1.55472in" svg:y="-0.01181in" svg:width="3.05236in" svg:height="0.38701in" style:rel-width="scale" style:rel-height="scale"><draw:text-box><text:p text:style-name="Normal"><text:span text:style-name="T3">Compte-rendu du 15 Janvier</text:span></text:p></draw:text-box><svg:title/><svg:desc/></draw:frame><draw:frame draw:id="id1" draw:style-name="a1" draw:name="Text Box 3" svg:x="-0.31339in" svg:y="0.52441in" svg:width="2.03149in" svg:height="0.38701in" style:rel-width="scale" style:rel-height="scale"><draw:text-box><text:p text:style-name="Normal"><text:span text:style-name="T4">La Méthode UML</text:span></text:p></draw:text-box><svg:title/><svg:desc/></draw:frame><draw:frame draw:id="id2" draw:style-name="a2" draw:name="Text Box 4" svg:x="0.17087in" svg:y="1.26102in" svg:width="2.45039in" svg:height="0.29134in" style:rel-width="scale" style:rel-height="scale"><draw:text-box><text:p text:style-name="Normal">1 Diagramme des cas d'utilisation</text:p></draw:text-box><svg:title/><svg:desc/></draw:frame><draw:frame draw:id="id3" draw:style-name="a3" draw:name="Text Box 5" svg:x="0.17087in" svg:y="1.45748in" svg:width="1.52244in" svg:height="0.29134in" style:rel-width="scale" style:rel-height="scale"><draw:text-box><text:p text:style-name="Normal">2 Diagramme Objet</text:p></draw:text-box><svg:title/><svg:desc/></draw:frame><draw:frame draw:id="id4" draw:style-name="a4" draw:name="Text Box 6" svg:x="0.17087in" svg:y="1.65472in" svg:width="3.2252in" svg:height="0.29134in" style:rel-width="scale" style:rel-height="scale"><draw:text-box><text:p text:style-name="Normal">8 Diagramme de composant / de déploiement</text:p></draw:text-box><svg:title/><svg:desc/></draw:frame><draw:frame draw:id="id5" draw:style-name="a5" draw:name="Text Box 7" svg:x="-0.26339in" svg:y="2.2063in" svg:width="2.16142in" svg:height="0.29134in" style:rel-width="scale" style:rel-height="scale"><draw:text-box><text:p text:style-name="Normal">9 7 5 3 Diagramme de Classe</text:p></draw:text-box><svg:title/><svg:desc/></draw:frame><draw:frame draw:id="id6" draw:style-name="a6" draw:name="Text Box 8" svg:x="0.17087in" svg:y="0.87559in" svg:width="2.37598in" svg:height="0.48307in" style:rel-width="scale" style:rel-height="scale"><draw:text-box><text:p text:style-name="Normal"><text:s text:c="3"/>Diagramme d'activité<text:line-break/><text:s text:c="3"/>Diagramme d'état de transition</text:p></draw:text-box><svg:title/><svg:desc/></draw:frame><draw:frame draw:id="id7" draw:style-name="a7" draw:name="Text Box 9" svg:x="2.61535in" svg:y="0.8374in" svg:width="1.12244in" svg:height="0.48307in" style:rel-width="scale" style:rel-height="scale"><draw:text-box><text:p text:style-name="Normal"><text:span text:style-name="T5">}</text:span><text:s/>Interaction</text:p></draw:text-box><svg:title/><svg:desc/></draw:frame><draw:frame draw:id="id8" draw:style-name="a8" draw:name="Text Box 10" svg:x="2.62087in" svg:y="1.78386in" svg:width="1.1752in" svg:height="0.48307in" style:rel-width="scale" style:rel-height="scale"><draw:text-box><text:p text:style-name="Normal"><text:span text:style-name="T6">}</text:span><text:span text:style-name="T7"><text:s/></text:span>dynamique</text:p></draw:text-box><svg:title/><svg:desc/></draw:frame><draw:frame draw:id="id9" draw:style-name="a9" draw:name="Text Box 11" svg:x="0.17087in" svg:y="1.82087in" svg:width="2.3878in" svg:height="0.48307in" style:rel-width="scale" style:rel-height="scale"><draw:text-box><text:p text:style-name="Normal"><text:s text:c="3"/>Diagramme de séquence</text:p><text:p text:style-name="Normal"><text:s text:c="3"/>Diagramme de communication</text:p></draw:text-box><svg:title/><svg:desc/></draw:frame><draw:frame draw:id="id10" draw:style-name="a10" draw:name="Text Box 12" svg:x="0.17085in" svg:y="0.99639in" svg:width="0.28227in" svg:height="0.29009in" style:rel-width="scale" style:rel-height="scale"><draw:text-box><text:p text:style-name="Normal">6</text:p></draw:text-box><svg:title/><svg:desc/></draw:frame><draw:frame draw:id="id11" draw:style-name="a11" draw:name="Text Box 13" svg:x="0.17087in" svg:y="1.90197in" svg:width="0.28228in" svg:height="0.29134in" style:rel-width="scale" style:rel-height="scale"><draw:text-box><text:p text:style-name="Normal">4</text:p></draw:text-box><svg:title/><svg:desc/></draw:frame><draw:frame draw:id="id12" draw:style-name="a12" draw:name="Text Box 14" svg:x="-0.37992in" svg:y="2.48093in" svg:width="7.48574in" svg:height="0.86509in" style:rel-width="scale" style:rel-height="scale"><draw:text-box><text:p text:style-name="P8">Les cycles de projet en V ne sont pas efficaces pour les projets sur le long terme. En effet, trop d'imprévus sont possibles et les retours en arrière coûtent<text:s/>beaucoup trop cher.<text:line-break/>De ce fait, on divise un projet en lots selon des cycles « itérations d'incrémentation ». Ils apparaissent comme des minis projets réalisables sous forme de cycle en V, qui s'imbriquent tous pour réaliser le projet final.</text:p></draw:text-box><svg:title/><svg:desc/></draw:frame><draw:frame draw:id="id13" draw:style-name="a13" draw:name="Text Box 15" svg:x="-0.37362in" svg:y="3.59463in" svg:width="7.50102in" svg:height="1.31231in" style:rel-width="scale" style:rel-height="scale"><draw:text-box><text:p text:style-name="P9">Des problèmes de compétences entre le corps informatique et les corps de métiers peuvent apparaître au cours du projet. Pour cela, les deux corps en question (ou plus) peuvent faire appel à des spécialistes qui maîtrisent les finesses des deux corps de métiers.<text:s/><text:line-break/>C'est<text:s/>la problématique liée aux « cas métiers » et « cas utilisateur ».</text:p><text:p text:style-name="P10"/><text:p text:style-name="P11">Voir liste des acteurs<text:s/>et DCU niveau 1</text:p></draw:text-box><svg:title/><svg:desc/></draw:frame></draw: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mpte-rendu du 22 Janvier</text:p>
      <text:p text:style-name="P13"/>
      <text:p text:style-name="P14">Réalisation d'un diagramme de cas d'utilisation de niveau 1 en se basant sur les différents acteurs définis à la séance précédente (à<text:s/>savoir utilisateur, technicien et lune).</text:p>
      <text:p text:style-name="P15">Finition du résumé du projet (en quoi cela consiste, comment ça fonctionne...)</text:p>
      <text:p text:style-name="P16">Réalisation de l'exercice Marées, qui consiste en une étude des marées, des hauteurs minimum et maximum de la marée pour permettre la fermeture des vannes...</text:p>
      <text:p text:style-name="P17"/>
      <text:p text:style-name="P18">Voir exo marées<text:s/>et solution techno<text:s/>et DCU niveau 2</text:p>
      <text:p text:style-name="P19"/>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ibault Labroue</meta:initial-creator>
    <dc:creator>Thornydre</dc:creator>
    <meta:creation-date>2014-01-22T09:28:00Z</meta:creation-date>
    <dc:date>2014-01-29T08:23:00Z</dc:date>
    <meta:template xlink:href="Normal.dotm" xlink:type="simple"/>
    <meta:editing-cycles>5</meta:editing-cycles>
    <meta:editing-duration>PT1320S</meta:editing-duration>
    <meta:document-statistic meta:page-count="1" meta:paragraph-count="1" meta:word-count="80" meta:character-count="521" meta:row-count="3" meta:non-whitespace-character-count="442"/>
  </office:meta>
</office:document-meta>
</file>